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ptionSpec.setEndpoint(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Spec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Spe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Spec.setOperation( QNam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Spec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Spec.equals( Object obj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ubscriptionSpec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Spec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Spec.setService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Spec.matches( Registry registry , MessageExchangeImpl exchang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ubscriptionSpec.setName( ComponentNameSpac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Spec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Spec.setFilter( Subscription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Spec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scriptionSpec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